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1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ash" svg:stroke-width="0.106cm" svg:stroke-color="#ff0000" draw:marker-start-width="0.359cm" draw:marker-end-width="0.359cm" svg:stroke-linecap="butt" draw:fill-color="#ffd7d7" draw:textarea-horizontal-align="justify" draw:textarea-vertical-align="middle" draw:auto-grow-height="false" fo:min-height="1.542cm" fo:min-width="6.374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dash" draw:stroke-dash="Long_20_Dash" svg:stroke-color="#bf0041" svg:stroke-linecap="butt" draw:fill-color="#f7d1d5"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15.24cm" fo:min-width="15.24cm"/>
      <style:paragraph-properties style:writing-mode="lr-tb"/>
    </style:style>
    <style:style style:name="gr4" style:family="graphic" style:parent-style-name="standard">
      <style:graphic-properties svg:stroke-color="#808080" draw:fill-color="#dddddd" draw:opacity="50%" draw:textarea-horizontal-align="justify" draw:textarea-vertical-align="top" draw:auto-grow-height="false" fo:min-height="7.62cm" fo:min-width="11.43cm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2.54cm" fo:min-width="7.6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7cm" fo:min-width="5.08cm"/>
      <style:paragraph-properties style:writing-mode="lr-tb"/>
    </style:style>
    <style:style style:name="gr7" style:family="graphic" style:parent-style-name="standard">
      <style:graphic-properties draw:stroke="dash" draw:stroke-dash="Long_20_Dash" svg:stroke-color="#00a933" svg:stroke-linecap="butt" draw:fill-color="#dde8cb" draw:textarea-horizontal-align="justify" draw:textarea-vertical-align="middle" draw:auto-grow-height="false" fo:min-height="1.27cm" fo:min-width="7.6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352cm" fo:min-width="4.704cm"/>
      <style:paragraph-properties style:writing-mode="lr-tb"/>
    </style:style>
    <style:style style:name="gr9" style:family="graphic" style:parent-style-name="standard">
      <style:graphic-properties draw:stroke="solid" svg:stroke-color="#ff8000" draw:fill="solid" draw:fill-color="#ffdbb6"/>
      <style:paragraph-properties style:writing-mode="lr-tb"/>
    </style:style>
    <style:style style:name="gr10" style:family="graphic" style:parent-style-name="standard">
      <style:graphic-properties draw:stroke="dash" draw:stroke-dash="Dot" svg:stroke-color="#808080" svg:stroke-linecap="butt" draw:fill="solid" draw:fill-color="#dddddd"/>
      <style:paragraph-properties style:writing-mode="lr-tb"/>
    </style:style>
    <style:style style:name="gr11" style:family="graphic" style:parent-style-name="standard">
      <style:graphic-properties svg:stroke-color="#784b04" draw:fill-color="#ffe994" draw:textarea-horizontal-align="justify" draw:textarea-vertical-align="middle" draw:auto-grow-height="false" fo:min-height="1.021cm" fo:min-width="5.081cm"/>
      <style:paragraph-properties style:writing-mode="lr-tb"/>
    </style:style>
    <style:style style:name="gr12" style:family="graphic" style:parent-style-name="standard">
      <style:graphic-properties draw:stroke="solid" svg:stroke-color="#55308d" draw:fill="solid" draw:fill-color="#dedce6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541cm" fo:min-width="3.3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27cm" fo:min-width="1.906cm"/>
      <style:paragraph-properties style:writing-mode="lr-tb"/>
    </style:style>
    <style:style style:name="gr15" style:family="graphic" style:parent-style-name="standard">
      <style:graphic-properties svg:stroke-color="#000000" draw:fill-color="#111111" draw:textarea-horizontal-align="justify" draw:textarea-vertical-align="middle" draw:auto-grow-height="false" fo:min-height="2.54cm" fo:min-width="5.08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cm" fo:min-width="5.08cm" fo:padding-left="0cm" fo:padding-right="0cm" fo:wrap-option="no-wrap"/>
      <style:paragraph-properties style:writing-mode="lr-tb"/>
    </style:style>
    <style:style style:name="gr17" style:family="graphic" style:parent-style-name="standard">
      <style:graphic-properties draw:fill-color="#faa61a" draw:textarea-horizontal-align="justify" draw:textarea-vertical-align="middle" draw:auto-grow-height="false" fo:min-height="0.511cm" fo:min-width="3.81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27cm" fo:min-width="1.27cm"/>
      <style:paragraph-properties style:writing-mode="lr-tb"/>
    </style:style>
    <style:style style:name="gr19" style:family="graphic" style:parent-style-name="standard">
      <style:graphic-properties svg:stroke-color="#784b04" draw:fill-color="#ffe994" draw:textarea-horizontal-align="justify" draw:textarea-vertical-align="middle" draw:auto-grow-height="false" fo:min-height="0.511cm" fo:min-width="3.811cm"/>
      <style:paragraph-properties style:writing-mode="lr-tb"/>
    </style:style>
    <style:style style:name="gr20" style:family="graphic" style:parent-style-name="standard">
      <style:graphic-properties svg:stroke-color="#7b3d00" draw:fill-color="#ffb66c" draw:textarea-horizontal-align="justify" draw:textarea-vertical-align="middle" draw:auto-grow-height="false" fo:min-height="1.176cm" fo:min-width="4.704cm"/>
      <style:paragraph-properties style:writing-mode="lr-tb"/>
    </style:style>
    <style:style style:name="gr21" style:family="graphic" style:parent-style-name="standard">
      <style:graphic-properties svg:stroke-color="#481d32" draw:fill-color="#b7b3ca" draw:textarea-horizontal-align="justify" draw:textarea-vertical-align="middle" draw:auto-grow-height="false" fo:min-height="1.271cm" fo:min-width="4.858cm"/>
      <style:paragraph-properties style:writing-mode="lr-tb"/>
    </style:style>
    <style:style style:name="gr22" style:family="graphic" style:parent-style-name="standard">
      <style:graphic-properties svg:stroke-color="#784b04" draw:fill-color="#ffe994" draw:textarea-horizontal-align="justify" draw:textarea-vertical-align="middle" draw:auto-grow-height="false" fo:min-height="0.511cm" fo:min-width="5.081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alibri"/>
    </style:style>
    <style:style style:name="P2" style:family="paragraph">
      <loext:graphic-properties draw:fill-color="#ffd7d7"/>
      <style:paragraph-properties fo:text-align="center" style:writing-mode="lr-tb"/>
      <style:text-properties style:font-name="Calibri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f7d1d5"/>
      <style:paragraph-properties fo:text-align="center" style:writing-mode="lr-tb"/>
    </style:style>
    <style:style style:name="P5" style:family="paragraph">
      <style:paragraph-properties fo:text-align="start" style:writing-mode="lr-tb"/>
      <style:text-properties style:font-name="Calibri"/>
    </style:style>
    <style:style style:name="P6" style:family="paragraph">
      <loext:graphic-properties draw:fill-color="#dddddd" draw:opacity="50%"/>
      <style:paragraph-properties fo:text-align="start" style:writing-mode="lr-tb"/>
      <style:text-properties style:font-name="Calibri"/>
    </style:style>
    <style:style style:name="P7" style:family="paragraph">
      <style:paragraph-properties fo:text-align="start" style:writing-mode="lr-tb"/>
      <style:text-properties style:font-name="Calibri" fo:font-size="24pt"/>
    </style:style>
    <style:style style:name="P8" style:family="paragraph">
      <loext:graphic-properties draw:fill-color="#dddddd" draw:opacity="50%"/>
      <style:paragraph-properties fo:text-align="start" style:writing-mode="lr-tb"/>
      <style:text-properties style:font-name="Calibri" fo:font-size="24pt"/>
    </style:style>
    <style:style style:name="P9" style:family="paragraph">
      <style:paragraph-properties fo:text-align="center" style:writing-mode="lr-tb"/>
      <style:text-properties fo:font-size="18pt"/>
    </style:style>
    <style:style style:name="P10" style:family="paragraph">
      <loext:graphic-properties draw:fill-color="#dde8cb"/>
      <style:paragraph-properties fo:text-align="center" style:writing-mode="lr-tb"/>
      <style:text-properties fo:font-size="18pt"/>
    </style:style>
    <style:style style:name="P11" style:family="paragraph">
      <style:paragraph-properties fo:text-align="center" style:writing-mode="lr-tb"/>
      <style:text-properties style:font-name="Courier New" fo:font-size="10pt" style:font-size-asian="14pt" style:font-size-complex="14pt"/>
    </style:style>
    <style:style style:name="P12" style:family="paragraph">
      <style:paragraph-properties fo:text-align="center" style:writing-mode="lr-tb"/>
      <style:text-properties style:font-name="Courier New" fo:font-size="14pt"/>
    </style:style>
    <style:style style:name="P13" style:family="paragraph">
      <style:paragraph-properties style:text-autospace="none"/>
    </style:style>
    <style:style style:name="P14" style:family="paragraph">
      <loext:graphic-properties draw:fill="solid" draw:fill-color="#ffdbb6"/>
      <style:paragraph-properties style:writing-mode="lr-tb"/>
      <style:text-properties style:font-name="Courier New" fo:font-size="10pt"/>
    </style:style>
    <style:style style:name="P15" style:family="paragraph">
      <loext:graphic-properties draw:fill="solid" draw:fill-color="#dddddd"/>
      <style:paragraph-properties style:writing-mode="lr-tb"/>
      <style:text-properties style:font-name="Calibri" fo:font-size="12pt"/>
    </style:style>
    <style:style style:name="P16" style:family="paragraph">
      <style:paragraph-properties fo:text-align="center" style:writing-mode="lr-tb"/>
      <style:text-properties style:font-name="Courier New" fo:font-size="10pt"/>
    </style:style>
    <style:style style:name="P17" style:family="paragraph">
      <loext:graphic-properties draw:fill-color="#ffe994"/>
      <style:paragraph-properties fo:text-align="center" style:writing-mode="lr-tb"/>
      <style:text-properties style:font-name="Courier New" fo:font-size="10pt"/>
    </style:style>
    <style:style style:name="P18" style:family="paragraph">
      <loext:graphic-properties draw:fill="solid" draw:fill-color="#dedce6"/>
      <style:paragraph-properties style:writing-mode="lr-tb"/>
      <style:text-properties style:font-name="Courier New" fo:font-size="10pt"/>
    </style:style>
    <style:style style:name="P19" style:family="paragraph">
      <style:paragraph-properties fo:text-align="center" style:writing-mode="lr-tb"/>
      <style:text-properties style:font-name="Courier New" fo:font-size="8pt" style:font-size-asian="8pt" style:font-size-complex="8pt"/>
    </style:style>
    <style:style style:name="P20" style:family="paragraph"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21" style:family="paragraph">
      <loext:graphic-properties draw:fill-color="#111111"/>
      <style:paragraph-properties fo:text-align="center" style:writing-mode="lr-tb"/>
      <style:text-properties fo:color="#808080" loext:opacity="100%" style:font-name="Courier New" fo:font-size="12pt" fo:letter-spacing="0.06cm" fo:font-weight="bold"/>
    </style:style>
    <style:style style:name="P22" style:family="paragraph">
      <loext:graphic-properties draw:fill-color="#faa61a"/>
      <style:paragraph-properties fo:text-align="center" style:writing-mode="lr-tb"/>
      <style:text-properties style:font-name="Courier New" fo:font-size="10pt"/>
    </style:style>
    <style:style style:name="P23" style:family="paragraph">
      <style:paragraph-properties fo:text-align="center" style:writing-mode="lr-tb"/>
      <style:text-properties style:font-name="Courier New" fo:font-size="10pt" style:text-underline-style="none"/>
    </style:style>
    <style:style style:name="P24" style:family="paragraph">
      <loext:graphic-properties draw:fill-color="#faa61a"/>
      <style:paragraph-properties fo:text-align="center" style:writing-mode="lr-tb"/>
      <style:text-properties style:font-name="Courier New" fo:font-size="10pt" style:text-underline-style="none"/>
    </style:style>
    <style:style style:name="P25" style:family="paragraph">
      <style:paragraph-properties fo:text-align="center" style:writing-mode="lr-tb"/>
      <style:text-properties style:font-name="Courier New" fo:font-size="10pt" style:font-size-asian="10pt" style:font-size-complex="10pt"/>
    </style:style>
    <style:style style:name="P26" style:family="paragraph">
      <loext:graphic-properties draw:fill-color="#ffb66c"/>
      <style:paragraph-properties fo:text-align="center" style:writing-mode="lr-tb"/>
      <style:text-properties style:font-name="Courier New" fo:font-size="10pt"/>
    </style:style>
    <style:style style:name="P27" style:family="paragraph">
      <loext:graphic-properties draw:fill-color="#b7b3ca"/>
      <style:paragraph-properties fo:text-align="center" style:writing-mode="lr-tb"/>
      <style:text-properties style:font-name="Courier New" fo:font-size="10pt"/>
    </style:style>
    <style:style style:name="P28" style:family="paragraph">
      <style:paragraph-properties fo:text-align="center" style:writing-mode="lr-tb"/>
      <style:text-properties style:font-name="Courier New" fo:font-size="8pt"/>
    </style:style>
    <style:style style:name="P29" style:family="paragraph">
      <loext:graphic-properties draw:fill-color="#ffb66c"/>
      <style:paragraph-properties fo:text-align="center" style:writing-mode="lr-tb"/>
      <style:text-properties style:font-name="Courier New" fo:font-size="8pt"/>
    </style:style>
    <style:style style:name="T1" style:family="text">
      <style:text-properties style:font-name="Calibri"/>
    </style:style>
    <style:style style:name="T2" style:family="text">
      <style:text-properties style:font-name="Calibri" fo:font-size="12pt" style:font-size-asian="12pt" style:font-size-complex="12pt"/>
    </style:style>
    <style:style style:name="T3" style:family="text">
      <style:text-properties style:font-name="Calibri" fo:font-size="24pt"/>
    </style:style>
    <style:style style:name="T4" style:family="text">
      <style:text-properties fo:font-size="18pt"/>
    </style:style>
    <style:style style:name="T5" style:family="text">
      <style:text-properties style:font-name="Courier New" fo:font-size="10pt" style:font-size-asian="14pt" style:font-size-complex="14pt"/>
    </style:style>
    <style:style style:name="T6" style:family="text">
      <style:text-properties style:font-name="Courier New" fo:font-size="1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Courier New" fo:font-size="10pt" fo:font-style="normal" fo:text-shadow="none" style:text-underline-style="none" fo:font-weight="normal" style:letter-kerning="true" style:font-name-asian="Cascadia Mono1" style:font-size-asian="9.5pt" style:font-style-asian="normal" style:font-weight-asian="normal" style:font-name-complex="Cascadia Mono1" style:font-size-complex="9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Calibri" fo:font-size="12pt"/>
    </style:style>
    <style:style style:name="T9" style:family="text">
      <style:text-properties style:font-name="Courier New" fo:font-size="10pt"/>
    </style:style>
    <style:style style:name="T10" style:family="text">
      <style:text-properties style:font-name="Courier New" fo:font-size="8pt" style:font-size-asian="8pt" style:font-size-complex="8pt"/>
    </style:style>
    <style:style style:name="T11" style:family="text">
      <style:text-properties fo:color="#808080" loext:opacity="100%" style:font-name="Courier New" fo:font-size="12pt" fo:letter-spacing="0.06cm" fo:font-weight="bold"/>
    </style:style>
    <style:style style:name="T12" style:family="text">
      <style:text-properties style:font-name="Courier New" fo:font-size="10pt" style:text-underline-style="none"/>
    </style:style>
    <style:style style:name="T13" style:family="text">
      <style:text-properties style:font-name="Courier New" fo:font-size="10pt" style:font-size-asian="10pt" style:font-size-complex="10pt"/>
    </style:style>
    <style:style style:name="T14" style:family="text">
      <style:text-properties style:font-name="Courier New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in32_TopLEvel" draw:style-name="dp1" draw:master-page-name="Default">
        <draw:custom-shape draw:style-name="gr1" draw:text-style-name="P2" draw:layer="layout" svg:width="7.62cm" svg:height="2.54cm" svg:x="0.635cm" svg:y="0.635cm">
          <text:p text:style-name="P1"><text:span text:style-name="T1">OS::MicrosoftWindow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7.62cm" svg:height="2.54cm" svg:x="8.255cm" svg:y="0.635cm">
          <text:p text:style-name="P3">Window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5.24cm" svg:height="15.24cm" svg:x="27.305cm" svg:y="0.635cm">
          <text:p text:style-name="P1"><text:span text:style-name="T1">Windows Desktop Application</text:span></text:p>
          <text:p text:style-name="P5"><text:span text:style-name="T1"/></text:p>
          <text:p text:style-name="P5"><text:span text:style-name="T2">Application Instance</text:span></text:p>
          <text:p text:style-name="P5"><text:span text:style-name="T2">Process</text:span></text:p>
          <text:p text:style-name="P5"><text:span text:style-name="T2">Thread</text:span></text:p>
          <text:p text:style-name="P5"><text:span text:style-name="T2">Thread Message Queue</text:span></text:p>
          <text:p text:style-name="P5"><text:span text:style-name="T2">Application Main Window</text:span></text:p>
          <text:p text:style-name="P5"><text:span text:style-name="T2">Process Thread’s Message Queue</text:span></text:p>
          <text:p text:style-name="P5"><text:span text:style-name="T2">Dispatch Message to Window Procedure</text:span></text:p>
          <text:p text:style-name="P5"><text:span text:style-name="T2"/></text:p>
          <text:p text:style-name="P5"><text:span text:style-name="T2"/></text:p>
          <text:p text:style-name="P5"><text:span text:style-name="T2">CreateWindow() associates the Window</text:span></text:p>
          <text:p text:style-name="P5"><text:span text:style-name="T2"><text:s/></text:span><text:span text:style-name="T2">with the Window Class Name</text:span></text:p>
          <text:p text:style-name="P5"><text:span text:style-name="T2"><text:s/></text:span><text:span text:style-name="T2">and the Executable Instance</text:span></text:p>
          <text:p text:style-name="P5"><text:span text:style-name="T2"/></text:p>
          <text:p text:style-name="P5"><text:span text:style-name="T2">Messages are sent to the Window,</text:span></text:p>
          <text:p text:style-name="P5"><text:span text:style-name="T2"><text:s/></text:span><text:span text:style-name="T2">but processed by the Window Procedure</text:span></text:p>
          <text:p text:style-name="P5"><text:span text:style-name="T2">...for all 'Windows' of the same 'Window Class'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HINSTANCE hInstance</text:span></text:p>
          <text:p text:style-name="P5"><text:span text:style-name="T2">HWND hWnd</text:span></text:p>
          <text:p text:style-name="P5"><text:span text:style-name="T2">szWindowClass</text:span></text:p>
          <text:p text:style-name="P5"><text:span text:style-name="T2"/></text:p>
          <text:p text:style-name="P5"><text:span text:style-name="T2">…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3cm" svg:height="7.62cm" svg:x="1.899cm" svg:y="14.605cm">
          <text:p text:style-name="P7"><text:span text:style-name="T3">Win32 GDI</text:span></text:p>
          <text:p text:style-name="P7"><text:span text:style-name="T3">Graphics Device Interface</text:span></text:p>
          <text:p text:style-name="P7"><text:span text:style-name="T3"/></text:p>
          <text:p text:style-name="P7"><text:span text:style-name="T2">BitBlt()</text:span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7.62cm" svg:height="2.54cm" svg:x="1.899cm" svg:y="9.525cm">
          <text:p text:style-name="P9"><text:span text:style-name="T4">Device Context (D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5.08cm" svg:height="1.27cm" svg:x="10.795cm" svg:y="12.065cm">
          <text:p text:style-name="P11"><text:span text:style-name="T5">Create DIB Section 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0" draw:layer="layout" svg:width="7.62cm" svg:height="1.27cm" svg:x="1.899cm" svg:y="12.065cm">
          <text:p text:style-name="P9"><text:span text:style-name="T4">Src D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5.08cm" svg:height="2.54cm" svg:x="10.795cm" svg:y="9.525cm">
          <text:p text:style-name="P12"><text:span text:style-name="T6">Window Procedur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14" draw:layer="layout" svg:width="12.7cm" svg:height="8.89cm" svg:x="14.605cm" svg:y="17.145cm">
          <draw:text-box>
            <text:p text:style-name="P13"><text:span text:style-name="T7">HBITMAP g_hBitmap;</text:span></text:p>
            <text:p text:style-name="P13"><text:span text:style-name="T7"/></text:p>
            <text:p text:style-name="P13"><text:span text:style-name="T7">LoadFile(szBmpFileName, &amp;paBmpFileData, &amp;cbBmpFileData);</text:span></text:p>
          </draw:text-box>
        </draw:frame>
        <draw:frame draw:style-name="gr10" draw:text-style-name="P15" draw:layer="layout" svg:width="5.08cm" svg:height="2.54cm" svg:x="14.605cm" svg:y="14.605cm">
          <draw:text-box>
            <text:p><text:span text:style-name="T8">NOTE:</text:span></text:p>
            <text:p><text:span text:style-name="T8">Manually create HBITMAP of DIB, populated with data from file</text:span></text:p>
          </draw:text-box>
        </draw:frame>
        <draw:custom-shape draw:style-name="gr11" draw:text-style-name="P17" draw:layer="layout" svg:width="5.08cm" svg:height="1.27cm" svg:x="10.795cm" svg:y="13.335cm">
          <text:p text:style-name="P16"><text:span text:style-name="T9">variable nam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8" draw:layer="layout" svg:width="8.89cm" svg:height="6.668cm" svg:x="28.575cm" svg:y="17.144cm">
          <draw:text-box>
            <text:p><text:span text:style-name="T9"/></text:p>
            <text:p><text:span text:style-name="T9">? Initialization ?</text:span></text:p>
            <text:p><text:span text:style-name="T9"/></text:p>
            <text:p><text:span text:style-name="T9">? Main Application Loop ?</text:span></text:p>
            <text:p><text:span text:style-name="T9"/></text:p>
            <text:p><text:span text:style-name="T9"/></text:p>
            <text:p><text:span text:style-name="T9">? "Event-Driven" ?</text:span></text:p>
            <text:p><text:span text:style-name="T9">? Architecture, Paradigm, Pattern, Approach, Style, ... ?</text:span></text:p>
            <text:p><text:span text:style-name="T9"/></text:p>
            <text:p><text:span text:style-name="T9"/></text:p>
          </draw:text-box>
        </draw:frame>
        <draw:custom-shape draw:style-name="gr13" draw:text-style-name="P16" draw:layer="layout" svg:width="5.08cm" svg:height="2.54cm" svg:x="17.145cm" svg:y="5.715cm">
          <text:p text:style-name="P16"><text:span text:style-name="T9">Display / Draw / Render / Paint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4" draw:text-style-name="P19" draw:layer="layout" svg:width="3.81cm" svg:height="2.54cm" svg:x="17.145cm" svg:y="9.525cm">
          <text:p text:style-name="P19"><text:span text:style-name="T10">WM_</text:span></text:p>
          <text:p text:style-name="P19"><text:span text:style-name="T10">SYSKEY / KEY</text:span></text:p>
          <text:p text:style-name="P19"><text:span text:style-name="T10">DOWN / UP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5" draw:text-style-name="P21" draw:layer="layout" svg:width="5.08cm" svg:height="2.54cm" svg:x="31.115cm" svg:y="24.765cm">
          <text:p text:style-name="P20"><text:span text:style-name="T11">BITMAP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15" draw:layer="layout" svg:width="3.81cm" svg:height="2.54cm" svg:x="37.465cm" svg:y="24.765cm">
          <draw:text-box>
            <text:p><text:span text:style-name="T8">BITMAPINFO is a</text:span></text:p>
            <text:p><text:span text:style-name="T8">BITMAPINFOHEADER</text:span></text:p>
            <text:p><text:span text:style-name="T8">and the pixel data.</text:span></text:p>
          </draw:text-box>
        </draw:frame>
      </draw:page>
      <draw:page draw:name="page2" draw:style-name="dp1" draw:master-page-name="Default">
        <draw:custom-shape draw:style-name="gr8" draw:text-style-name="P12" draw:layer="layout" svg:width="5.08cm" svg:height="2.54cm" svg:x="1.905cm" svg:y="1.905cm">
          <text:p text:style-name="P12"><text:span text:style-name="T6">Left-Click</text:span></text:p>
          <text:p text:style-name="P12"><text:span text:style-name="T6">Movement Map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8.255cm" svg:y="5.715cm">
          <text:p text:style-name="P12"><text:span text:style-name="T6">Set Pat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4.605cm" svg:y="3.175cm">
          <text:p text:style-name="P12"><text:span text:style-name="T6">On Cit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4.605cm" svg:y="5.715cm">
          <text:p text:style-name="P12"><text:span text:style-name="T6">On Tow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9.685cm" svg:y="3.175cm">
          <text:p text:style-name="P12"><text:span text:style-name="T6">Earth Gat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5.08cm" svg:height="2.54cm" svg:x="19.685cm" svg:y="5.715cm">
          <text:p text:style-name="P12"><text:span text:style-name="T6">Has Planar Trave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1" draw:layer="layout" svg:width="5.08cm" svg:height="1.27cm" svg:x="10.796cm" svg:y="12.066cm">
          <text:p text:style-name="P11"><text:span text:style-name="T5">Main_Scree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12.065cm" svg:y="13.335cm">
          <text:p text:style-name="P11"><text:span text:style-name="T5">Main_Screen_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14.605cm" svg:y="15.875cm">
          <text:p text:style-name="P11"><text:span text:style-name="T5">Main_Screen_Draw_Do_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15.875cm" svg:y="17.145cm">
          <text:p text:style-name="P11"><text:span text:style-name="T5">Main_Screen_Draw_Do_Dra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17.145cm" svg:y="18.415cm">
          <text:p text:style-name="P11"><text:span text:style-name="T5">Draw_Map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18.415cm" svg:y="19.685cm">
          <text:p text:style-name="P11"><text:span text:style-name="T5">Draw_Map_Window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3.81cm" svg:height="0.635cm" svg:x="26.035cm" svg:y="19.685cm">
          <text:p text:style-name="P16"><text:span text:style-name="T9">map_draw_ful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19.685cm" svg:y="20.955cm">
          <text:p text:style-name="P11"><text:span text:style-name="T5">Draw_Map_Terrai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3.81cm" svg:height="0.635cm" svg:x="26.035cm" svg:y="20.32cm">
          <text:p text:style-name="P16"><text:span text:style-name="T9">map_draw_sustai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4" draw:layer="layout" svg:width="3.81cm" svg:height="0.635cm" svg:x="17.145cm" svg:y="10.16cm">
          <text:p text:style-name="P23"><text:span text:style-name="T12">map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4" draw:layer="layout" svg:width="3.81cm" svg:height="0.635cm" svg:x="17.145cm" svg:y="10.795cm">
          <text:p text:style-name="P23"><text:span text:style-name="T12">map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4" draw:layer="layout" svg:width="3.81cm" svg:height="0.635cm" svg:x="17.145cm" svg:y="11.43cm">
          <text:p text:style-name="P23"><text:span text:style-name="T12">map_plan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4" draw:layer="layout" svg:width="3.81cm" svg:height="0.635cm" svg:x="17.145cm" svg:y="12.065cm">
          <text:p text:style-name="P23"><text:span text:style-name="T12">prev_world_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24" draw:layer="layout" svg:width="3.81cm" svg:height="0.635cm" svg:x="17.145cm" svg:y="12.7cm">
          <text:p text:style-name="P23"><text:span text:style-name="T12">prev_world_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  <draw:page draw:name="page3" draw:style-name="dp1" draw:master-page-name="Default">
        <draw:custom-shape draw:style-name="gr8" draw:text-style-name="P12" draw:layer="layout" svg:width="5.08cm" svg:height="2.54cm" svg:x="1.906cm" svg:y="1.906cm">
          <text:p text:style-name="P12"><text:span text:style-name="T6">Input</text:span></text:p>
          <text:p text:style-name="P12"><text:span text:style-name="T6">Handl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25" draw:layer="layout" svg:width="2.54cm" svg:height="2.54cm" svg:x="10.795cm" svg:y="9.524cm">
          <text:p text:style-name="P25"><text:span text:style-name="T13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2.54cm" svg:height="2.54cm" svg:x="13.335cm" svg:y="9.524cm">
          <text:p text:style-name="P25"><text:span text:style-name="T13">LE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5.08cm" svg:height="1.27cm" svg:x="1.906cm" svg:y="5.715cm">
          <text:p text:style-name="P11"><text:span text:style-name="T5">Get_Inpu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3.175cm" svg:y="6.984cm">
          <text:p text:style-name="P11"><text:span text:style-name="T5">Interpret_Mouse_Inpu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4.445cm" svg:y="8.254cm">
          <text:p text:style-name="P11"><text:span text:style-name="T5">Keyboard_Statu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10.795cm" svg:y="8.254cm">
          <text:p text:style-name="P11"><text:span text:style-name="T5">Interpret_Keyboard_Inpu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4.445cm" svg:y="9.524cm">
          <text:p text:style-name="P11"><text:span text:style-name="T5">Mouse_Butt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4.445cm" svg:y="10.794cm">
          <text:p text:style-name="P11"><text:span text:style-name="T5">Mouse_Buff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2.54cm" svg:height="2.54cm" svg:x="15.875cm" svg:y="9.524cm">
          <text:p text:style-name="P25"><text:span text:style-name="T13">R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1" draw:layer="layout" svg:width="5.08cm" svg:height="1.27cm" svg:x="5.715cm" svg:y="12.065cm">
          <text:p text:style-name="P11"><text:span text:style-name="T5">Mouse_Buffer_Button(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RightButton" draw:style-name="dp1" draw:master-page-name="Default">
        <draw:custom-shape draw:style-name="gr16" draw:text-style-name="P11" draw:layer="layout" svg:width="5.08cm" svg:height="1.27cm" svg:x="1.905cm" svg:y="1.905cm">
          <text:p text:style-name="P11"><text:span text:style-name="T5">Mouse_Butt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7" draw:layer="layout" svg:width="5.08cm" svg:height="1.27cm" svg:x="8.255cm" svg:y="5.715cm">
          <text:p text:style-name="P16"><text:span text:style-name="T9">mouse_butt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8.255cm" svg:y="4.445cm">
          <text:p text:style-name="P11"><text:span text:style-name="T5">Mouse_button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2.54cm" svg:height="2.54cm" svg:x="6.985cm" svg:y="1.905cm">
          <text:p text:style-name="P25"><text:span text:style-name="T13">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2.54cm" svg:height="2.54cm" svg:x="13.335cm" svg:y="4.445cm">
          <text:p text:style-name="P25"><text:span text:style-name="T13">R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draw:layer="layout" svg:width="5.08cm" svg:height="1.27cm" svg:x="15.875cm" svg:y="5.715cm">
          <text:p text:style-name="P16"><text:span text:style-name="T9">help_list_activ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draw:layer="layout" svg:width="5.08cm" svg:height="1.27cm" svg:x="15.875cm" svg:y="8.255cm">
          <text:p text:style-name="P16"><text:span text:style-name="T9">_global_es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17.145cm" svg:y="6.985cm">
          <text:p text:style-name="P11"><text:span text:style-name="T5">Check_Help_Li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3.81cm" svg:height="0.635cm" svg:x="14.605cm" svg:y="19.685cm">
          <text:p text:style-name="P16"><text:span text:style-name="T9">down_mouse_butt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6" draw:layer="layout" svg:width="5.08cm" svg:height="1.27cm" svg:x="17.145cm" svg:y="9.525cm">
          <text:p text:style-name="P16"><text:span text:style-name="T9">while(Mouse_Button() == 2)</text:span><text:span text:style-name="T9"><text:line-break/></text:span><text:span text:style-name="T9">Quick_Call_Auto_Func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1" draw:layer="layout" svg:width="5.08cm" svg:height="1.27cm" svg:x="23.495cm" svg:y="6.985cm">
          <text:p text:style-name="P11"><text:span text:style-name="T5">Mouse_Buff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28.575cm" svg:y="6.985cm">
          <text:p text:style-name="P11"><text:span text:style-name="T5">Mouse_Buffer2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23.495cm" svg:y="9.525cm">
          <text:p text:style-name="P11"><text:span text:style-name="T5">Mouse_Buff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28.575cm" svg:y="9.525cm">
          <text:p text:style-name="P11"><text:span text:style-name="T5">Mouse_Buffer2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5.08cm" svg:height="1.27cm" svg:x="33.655cm" svg:y="6.985cm">
          <text:p text:style-name="P16"><text:span text:style-name="T9">return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6" draw:layer="layout" svg:width="5.08cm" svg:height="1.27cm" svg:x="33.655cm" svg:y="9.525cm">
          <text:p text:style-name="P16"><text:span text:style-name="T9">return -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6" draw:layer="layout" svg:width="5.08cm" svg:height="1.27cm" svg:x="13.335cm" svg:y="12.065cm">
          <text:p text:style-name="P16"><text:span text:style-name="T9">while(Mouse_Button() != 0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7" draw:layer="layout" svg:width="5.08cm" svg:height="1.27cm" svg:x="14.605cm" svg:y="14.605cm">
          <text:p text:style-name="P16"><text:span text:style-name="T9">field_nu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14.605cm" svg:y="13.335cm">
          <text:p text:style-name="P11"><text:span text:style-name="T5">Scan_Fiel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2.54cm" svg:height="2.54cm" svg:x="19.685cm" svg:y="13.335cm">
          <text:p text:style-name="P25"><text:span text:style-name="T13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7" draw:layer="layout" svg:width="6.35cm" svg:height="1.27cm" svg:x="22.225cm" svg:y="18.415cm">
          <text:p text:style-name="P16"><text:span text:style-name="T9">Dynamic Refresh</text:span><text:span text:style-name="T9"><text:line-break/></text:span><text:span text:style-name="T9">Push_Field_Down()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27" draw:layer="layout" svg:width="6.35cm" svg:height="1.27cm" svg:x="22.225cm" svg:y="20.955cm">
          <text:p text:style-name="P16"><text:span text:style-name="T9">Edit-State</text:span><text:span text:style-name="T9"><text:line-break/></text:span><text:span text:style-name="T9">Exit, Enter, Exit&amp;En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Keyboard" draw:style-name="dp1" draw:master-page-name="Default">
        <draw:custom-shape draw:style-name="gr16" draw:text-style-name="P11" draw:layer="layout" svg:width="5.08cm" svg:height="1.27cm" svg:x="1.905cm" svg:y="1.905cm">
          <text:p text:style-name="P11"><text:span text:style-name="T5">Keyboard_Statu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5.08cm" svg:height="0.635cm" svg:x="8.255cm" svg:y="5.715cm">
          <text:p text:style-name="P16"><text:span text:style-name="T9">charact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8.255cm" svg:y="4.445cm">
          <text:p text:style-name="P11"><text:span text:style-name="T5">Interpret_Keyboard_Inpu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2.54cm" svg:height="2.54cm" svg:x="6.985cm" svg:y="1.905cm">
          <text:p text:style-name="P25"><text:span text:style-name="T13">TRU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25" draw:layer="layout" svg:width="2.54cm" svg:height="2.54cm" svg:x="13.335cm" svg:y="4.762cm">
          <text:p text:style-name="P25"><text:span text:style-name="T13">NOT</text:span></text:p>
          <text:p text:style-name="P25"><text:span text:style-name="T13">ZER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7" draw:layer="layout" svg:width="5.08cm" svg:height="1.27cm" svg:x="19.685cm" svg:y="18.415cm">
          <text:p text:style-name="P16"><text:span text:style-name="T9">help_list_activ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1" draw:text-style-name="P17" draw:layer="layout" svg:width="5.08cm" svg:height="1.27cm" svg:x="19.685cm" svg:y="20.955cm">
          <text:p text:style-name="P16"><text:span text:style-name="T9">_global_esc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20.955cm" svg:y="19.685cm">
          <text:p text:style-name="P11"><text:span text:style-name="T5">Check_Help_Lis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layout" svg:width="3.81cm" svg:height="0.635cm" svg:x="20.955cm" svg:y="24.13cm">
          <text:p text:style-name="P16"><text:span text:style-name="T9">down_mouse_button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0" draw:text-style-name="P26" draw:layer="layout" svg:width="5.08cm" svg:height="1.27cm" svg:x="20.955cm" svg:y="22.225cm">
          <text:p text:style-name="P16"><text:span text:style-name="T9">while(Mouse_Button() == 2)</text:span><text:span text:style-name="T9"><text:line-break/></text:span><text:span text:style-name="T9">Quick_Call_Auto_Function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1" draw:layer="layout" svg:width="5.08cm" svg:height="1.27cm" svg:x="27.305cm" svg:y="19.685cm">
          <text:p text:style-name="P11"><text:span text:style-name="T5">Mouse_Buff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32.385cm" svg:y="19.685cm">
          <text:p text:style-name="P11"><text:span text:style-name="T5">Mouse_Buffer2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27.305cm" svg:y="22.225cm">
          <text:p text:style-name="P11"><text:span text:style-name="T5">Mouse_Buffe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5.08cm" svg:height="1.27cm" svg:x="32.385cm" svg:y="22.225cm">
          <text:p text:style-name="P11"><text:span text:style-name="T5">Mouse_Buffer2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6" draw:layer="layout" svg:width="5.08cm" svg:height="1.27cm" svg:x="37.465cm" svg:y="19.685cm">
          <text:p text:style-name="P16"><text:span text:style-name="T9">return 0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6" draw:layer="layout" svg:width="5.08cm" svg:height="1.27cm" svg:x="37.465cm" svg:y="22.225cm">
          <text:p text:style-name="P16"><text:span text:style-name="T9">return -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26" draw:layer="layout" svg:width="5.08cm" svg:height="1.27cm" svg:x="27.305cm" svg:y="23.495cm">
          <text:p text:style-name="P16"><text:span text:style-name="T9">while(Mouse_Button() != 0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7" draw:layer="layout" svg:width="5.08cm" svg:height="1.27cm" svg:x="28.575cm" svg:y="26.035cm">
          <text:p text:style-name="P16"><text:span text:style-name="T9">field_nu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11" draw:layer="layout" svg:width="5.08cm" svg:height="1.27cm" svg:x="28.575cm" svg:y="24.765cm">
          <text:p text:style-name="P11"><text:span text:style-name="T5">Scan_Field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5" draw:layer="layout" svg:width="2.54cm" svg:height="2.54cm" svg:x="33.655cm" svg:y="24.765cm">
          <text:p text:style-name="P25"><text:span text:style-name="T13">NO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27" draw:layer="layout" svg:width="6.35cm" svg:height="1.27cm" svg:x="18.415cm" svg:y="9.525cm">
          <text:p text:style-name="P16"><text:span text:style-name="T9">ST_KEY_ENTE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1" draw:text-style-name="P27" draw:layer="layout" svg:width="6.35cm" svg:height="1.27cm" svg:x="18.415cm" svg:y="10.795cm">
          <text:p text:style-name="P16"><text:span text:style-name="T9">Scroll Bar Fiel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2" draw:text-style-name="P17" draw:layer="layout" svg:width="5.08cm" svg:height="0.635cm" svg:x="8.255cm" svg:y="6.35cm">
          <text:p text:style-name="P16"><text:span text:style-name="T9">field_num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1" draw:text-style-name="P27" draw:layer="layout" svg:width="6.35cm" svg:height="1.27cm" svg:x="18.415cm" svg:y="12.065cm">
          <text:p text:style-name="P16"><text:span text:style-name="T9">Input Fiel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0" draw:text-style-name="P29" draw:layer="layout" svg:width="5.08cm" svg:height="1.27cm" svg:x="17.145cm" svg:y="8.255cm">
          <text:p text:style-name="P28"><text:span text:style-name="T14">field_num == 0</text:span></text:p>
          <text:p text:style-name="P28"><text:span text:style-name="T14">||</text:span></text:p>
          <text:p text:style-name="P28"><text:span text:style-name="T14">hotkey != characte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1" svg:font-family="'Cascadia Mono'"/>
    <style:font-face style:name="Courier New" svg:font-family="'Courier New'" style:font-family-generic="modern" style:font-pitch="fixed"/>
    <style:font-face style:name="Arial1" svg:font-family="Arial" style:font-pitch="variable"/>
    <style:font-face style:name="Cascadia Mono" svg:font-family="'Cascadia Mono'" style:font-pitch="variable"/>
    <style:font-face style:name="Microsoft YaHei1" svg:font-family="'Microsoft YaHei'" style:font-pitch="variable"/>
    <style:font-face style:name="Courier New1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cm" fo:padding-bottom="0cm" fo:padding-left="0cm" fo:padding-right="0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9T10:02:12.902000000</meta:creation-date>
    <dc:title>ProgramFlow</dc:title>
    <meta:editing-duration>P30DT16H52M46S</meta:editing-duration>
    <meta:editing-cycles>87</meta:editing-cycles>
    <meta:generator>LibreOffice/7.0.5.2$Windows_X86_64 LibreOffice_project/64390860c6cd0aca4beafafcfd84613dd9dfb63a</meta:generator>
    <dc:date>2024-05-31T20:56:30.926000000</dc:date>
    <meta:document-statistic meta:object-count="94"/>
    <meta:template xlink:type="simple" xlink:actuate="onRequest" xlink:title="ProgramFlow" xlink:href="../../Users/jbalcomb/AppData/Roaming/LibreOffice/4/user/template/ProgramFlow.otg" meta:date="2022-07-29T10:02:12.436000000"/>
  </office:meta>
</office:document-meta>
</file>